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enticatedWebSession.get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henticatedWebSession.isAuthenti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edWebSession.AuthenticatedWebSession( final WebApplication appl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edWebSession.getAuthenticati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henticatedWebSession.in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henticatedWebSession.authenticate( ConnectionInfo 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